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7000000CCA609643AFA91B0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text-properties officeooo:rsid="004c85fe" officeooo:paragraph-rsid="004c85fe"/>
    </style:style>
    <style:style style:name="P16" style:family="paragraph" style:parent-style-name="Text_20_body">
      <style:text-properties officeooo:rsid="005b8496" officeooo:paragraph-rsid="0060e2c2"/>
    </style:style>
    <style:style style:name="P17"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8" style:family="paragraph" style:parent-style-name="Text_20_body">
      <style:text-properties officeooo:rsid="0021975e" officeooo:paragraph-rsid="0021975e"/>
    </style:style>
    <style:style style:name="P19" style:family="paragraph" style:parent-style-name="Text_20_body">
      <style:text-properties officeooo:rsid="005be705" officeooo:paragraph-rsid="005be705"/>
    </style:style>
    <style:style style:name="P20" style:family="paragraph" style:parent-style-name="Text_20_body">
      <style:text-properties officeooo:rsid="0070840b" officeooo:paragraph-rsid="0070840b"/>
    </style:style>
    <style:style style:name="P21" style:family="paragraph" style:parent-style-name="Text_20_body">
      <style:text-properties officeooo:rsid="00756402" officeooo:paragraph-rsid="00756402"/>
    </style:style>
    <style:style style:name="P22" style:family="paragraph" style:parent-style-name="Text_20_body">
      <style:text-properties officeooo:rsid="00756402" officeooo:paragraph-rsid="00799fed"/>
    </style:style>
    <style:style style:name="P23" style:family="paragraph" style:parent-style-name="Text_20_body">
      <style:text-properties officeooo:rsid="0087f487" officeooo:paragraph-rsid="0087f487"/>
    </style:style>
    <style:style style:name="P24" style:family="paragraph" style:parent-style-name="Text_20_body">
      <style:text-properties officeooo:rsid="008981ec" officeooo:paragraph-rsid="008981ec"/>
    </style:style>
    <style:style style:name="P25" style:family="paragraph" style:parent-style-name="Text_20_body">
      <style:text-properties officeooo:rsid="008d1afc" officeooo:paragraph-rsid="008d1afc"/>
    </style:style>
    <style:style style:name="P26" style:family="paragraph" style:parent-style-name="Text_20_body">
      <style:text-properties officeooo:rsid="007a0e66" officeooo:paragraph-rsid="0079d25c"/>
    </style:style>
    <style:style style:name="P27" style:family="paragraph" style:parent-style-name="Text_20_body">
      <style:text-properties officeooo:rsid="0083723e" officeooo:paragraph-rsid="008055db"/>
    </style:style>
    <style:style style:name="P28" style:family="paragraph" style:parent-style-name="Text_20_body">
      <style:paragraph-properties fo:margin-left="0.4925in" fo:margin-right="0in" fo:text-indent="0in" style:auto-text-indent="false"/>
      <style:text-properties officeooo:rsid="0017a831" officeooo:paragraph-rsid="0017a831"/>
    </style:style>
    <style:style style:name="P29"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0"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1"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2" style:family="paragraph" style:parent-style-name="Text_20_body">
      <style:paragraph-properties fo:margin-left="0.4925in" fo:margin-right="0in" fo:text-indent="0in" style:auto-text-indent="false"/>
      <style:text-properties officeooo:rsid="00303cac" officeooo:paragraph-rsid="00303cac"/>
    </style:style>
    <style:style style:name="P33"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34"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35"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36"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37"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38"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39"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0" style:family="paragraph" style:parent-style-name="Text_20_body">
      <style:paragraph-properties fo:margin-left="0.4925in" fo:margin-right="0in" fo:text-indent="0in" style:auto-text-indent="false"/>
      <style:text-properties officeooo:rsid="0034ee78" officeooo:paragraph-rsid="0034ee78"/>
    </style:style>
    <style:style style:name="P41" style:family="paragraph" style:parent-style-name="Text_20_body">
      <style:paragraph-properties fo:margin-left="0.4925in" fo:margin-right="0in" fo:text-indent="0in" style:auto-text-indent="false"/>
      <style:text-properties officeooo:rsid="003ae6ef" officeooo:paragraph-rsid="003ae6ef"/>
    </style:style>
    <style:style style:name="P42" style:family="paragraph" style:parent-style-name="Text_20_body">
      <style:paragraph-properties fo:margin-left="0.4925in" fo:margin-right="0in" fo:text-indent="0in" style:auto-text-indent="false"/>
      <style:text-properties officeooo:rsid="003bbddc" officeooo:paragraph-rsid="003bbddc"/>
    </style:style>
    <style:style style:name="P43" style:family="paragraph" style:parent-style-name="Text_20_body">
      <style:paragraph-properties fo:margin-left="0.4925in" fo:margin-right="0in" fo:text-indent="0in" style:auto-text-indent="false"/>
      <style:text-properties officeooo:rsid="004142be" officeooo:paragraph-rsid="0045cf64"/>
    </style:style>
    <style:style style:name="P44"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45"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46"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47"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48" style:family="paragraph" style:parent-style-name="Text_20_body">
      <style:paragraph-properties fo:margin-left="0.4925in" fo:margin-right="0in" fo:text-indent="0in" style:auto-text-indent="false"/>
      <style:text-properties officeooo:rsid="0083723e" officeooo:paragraph-rsid="0083723e"/>
    </style:style>
    <style:style style:name="P49" style:family="paragraph" style:parent-style-name="Text_20_body">
      <style:paragraph-properties fo:margin-left="0.4925in" fo:margin-right="0in" fo:text-indent="0in" style:auto-text-indent="false"/>
      <style:text-properties officeooo:rsid="008b6fed" officeooo:paragraph-rsid="008b6fed"/>
    </style:style>
    <style:style style:name="P50" style:family="paragraph" style:parent-style-name="Text_20_body">
      <style:paragraph-properties fo:margin-left="0.4925in" fo:margin-right="0in" fo:text-indent="0in" style:auto-text-indent="false"/>
      <style:text-properties officeooo:rsid="00756402" officeooo:paragraph-rsid="00799fed"/>
    </style:style>
    <style:style style:name="P51" style:family="paragraph" style:parent-style-name="Text_20_body">
      <style:paragraph-properties fo:margin-left="0.9846in" fo:margin-right="0in" fo:text-indent="0in" style:auto-text-indent="false"/>
      <style:text-properties officeooo:rsid="00303cac" officeooo:paragraph-rsid="00303cac"/>
    </style:style>
    <style:style style:name="P52"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53"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54"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55"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56"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57" style:family="paragraph" style:parent-style-name="Text_20_body">
      <style:paragraph-properties fo:margin-left="0.9846in" fo:margin-right="0in" fo:text-indent="0in" style:auto-text-indent="false"/>
      <style:text-properties officeooo:rsid="0060e2c2" officeooo:paragraph-rsid="0060e2c2"/>
    </style:style>
    <style:style style:name="P58"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59" style:family="paragraph" style:parent-style-name="Text_20_body">
      <style:paragraph-properties fo:margin-left="0.9846in" fo:margin-right="0in" fo:text-indent="0in" style:auto-text-indent="false"/>
      <style:text-properties officeooo:rsid="008b6fed" officeooo:paragraph-rsid="008b6fed"/>
    </style:style>
    <style:style style:name="P60" style:family="paragraph" style:parent-style-name="Text_20_body">
      <style:paragraph-properties fo:margin-left="0in" fo:margin-right="0in" fo:text-indent="0in" style:auto-text-indent="false"/>
      <style:text-properties officeooo:rsid="0034ee78" officeooo:paragraph-rsid="0034ee78"/>
    </style:style>
    <style:style style:name="P61" style:family="paragraph" style:parent-style-name="Text_20_body">
      <style:paragraph-properties fo:margin-left="0in" fo:margin-right="0in" fo:text-indent="0in" style:auto-text-indent="false"/>
      <style:text-properties officeooo:rsid="004142be" officeooo:paragraph-rsid="0045cf64"/>
    </style:style>
    <style:style style:name="P62"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63"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64" style:family="paragraph" style:parent-style-name="Text_20_body">
      <style:paragraph-properties fo:margin-left="0in" fo:margin-right="0in" fo:text-indent="0in" style:auto-text-indent="false"/>
      <style:text-properties officeooo:rsid="0068a657" officeooo:paragraph-rsid="0068a657"/>
    </style:style>
    <style:style style:name="P65"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66" style:family="paragraph" style:parent-style-name="Text_20_body">
      <style:paragraph-properties fo:margin-left="0in" fo:margin-right="0in" fo:text-indent="0in" style:auto-text-indent="false"/>
      <style:text-properties officeooo:rsid="008b6fed" officeooo:paragraph-rsid="008b6fed"/>
    </style:style>
    <style:style style:name="P67"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68"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69"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70"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71"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72"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73" style:family="paragraph" style:parent-style-name="Text_20_body">
      <style:paragraph-properties fo:margin-left="1.4772in" fo:margin-right="0in" fo:text-indent="0in" style:auto-text-indent="false"/>
      <style:text-properties officeooo:rsid="008b6fed" officeooo:paragraph-rsid="008b6fed"/>
    </style:style>
    <style:style style:name="P74"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75"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76"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77"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78" style:family="paragraph" style:parent-style-name="Subtitle">
      <style:paragraph-properties fo:text-align="start" style:justify-single-word="false"/>
      <style:text-properties officeooo:rsid="0006243a" officeooo:paragraph-rsid="0006243a"/>
    </style:style>
    <style:style style:name="P79" style:family="paragraph" style:parent-style-name="Table_20_Contents">
      <style:text-properties officeooo:rsid="004c85fe" officeooo:paragraph-rsid="004c85fe"/>
    </style:style>
    <style:style style:name="P80" style:family="paragraph" style:parent-style-name="Table_20_Contents">
      <style:text-properties officeooo:rsid="004d180e" officeooo:paragraph-rsid="004d180e"/>
    </style:style>
    <style:style style:name="P81" style:family="paragraph" style:parent-style-name="Table_20_Contents">
      <style:text-properties officeooo:rsid="004df5b9" officeooo:paragraph-rsid="004df5b9"/>
    </style:style>
    <style:style style:name="P82" style:family="paragraph" style:parent-style-name="Table_20_Contents">
      <style:text-properties officeooo:rsid="004fd811" officeooo:paragraph-rsid="004fd811"/>
    </style:style>
    <style:style style:name="P83" style:family="paragraph" style:parent-style-name="Table_20_Contents">
      <style:text-properties officeooo:rsid="00743ec0" officeooo:paragraph-rsid="00743ec0"/>
    </style:style>
    <style:style style:name="P84" style:family="paragraph" style:parent-style-name="Contents_20_2">
      <style:paragraph-properties>
        <style:tab-stops>
          <style:tab-stop style:position="6.7283in" style:type="right" style:leader-style="dotted" style:leader-text="."/>
        </style:tab-stops>
      </style:paragraph-properties>
    </style:style>
    <style:style style:name="P85" style:family="paragraph" style:parent-style-name="Contents_20_3">
      <style:paragraph-properties>
        <style:tab-stops>
          <style:tab-stop style:position="6.5319in" style:type="right" style:leader-style="dotted" style:leader-text="."/>
        </style:tab-stops>
      </style:paragraph-properties>
    </style:style>
    <style:style style:name="P86" style:family="paragraph" style:parent-style-name="Contents_20_4">
      <style:paragraph-properties>
        <style:tab-stops>
          <style:tab-stop style:position="6.3354in" style:type="right" style:leader-style="dotted" style:leader-text="."/>
        </style:tab-stops>
      </style:paragraph-properties>
    </style:style>
    <style:style style:name="P87" style:family="paragraph" style:parent-style-name="Text_20_body" style:list-style-name="L1">
      <style:text-properties officeooo:rsid="0017a831" officeooo:paragraph-rsid="001941a9"/>
    </style:style>
    <style:style style:name="P88" style:family="paragraph" style:parent-style-name="Text_20_body" style:list-style-name="L1">
      <style:text-properties officeooo:rsid="001941a9" officeooo:paragraph-rsid="001941a9"/>
    </style:style>
    <style:style style:name="P89" style:family="paragraph" style:parent-style-name="Title" style:master-page-name="First_20_Page">
      <style:paragraph-properties fo:text-align="start" style:justify-single-word="false" style:page-number="auto"/>
    </style:style>
    <style:style style:name="P90" style:family="paragraph" style:parent-style-name="Heading_20_2">
      <style:text-properties officeooo:paragraph-rsid="00099e08"/>
    </style:style>
    <style:style style:name="P91" style:family="paragraph" style:parent-style-name="Heading_20_2">
      <style:text-properties officeooo:rsid="003ae6ef" officeooo:paragraph-rsid="003ae6ef"/>
    </style:style>
    <style:style style:name="P92" style:family="paragraph" style:parent-style-name="Heading_20_2">
      <style:text-properties officeooo:rsid="003bbddc" officeooo:paragraph-rsid="003bbddc"/>
    </style:style>
    <style:style style:name="P93" style:family="paragraph" style:parent-style-name="Heading_20_2">
      <style:text-properties officeooo:rsid="00081ff8" officeooo:paragraph-rsid="00099e08"/>
    </style:style>
    <style:style style:name="P94" style:family="paragraph" style:parent-style-name="Heading_20_2">
      <style:text-properties officeooo:rsid="00081ff8" officeooo:paragraph-rsid="00407f7b"/>
    </style:style>
    <style:style style:name="P95" style:family="paragraph" style:parent-style-name="Heading_20_2" style:list-style-name=""/>
    <style:style style:name="P96" style:family="paragraph" style:parent-style-name="Heading_20_2" style:list-style-name="">
      <style:text-properties officeooo:rsid="004142be" officeooo:paragraph-rsid="0045cf64"/>
    </style:style>
    <style:style style:name="P97" style:family="paragraph" style:parent-style-name="Heading_20_2" style:list-style-name="">
      <style:text-properties officeooo:rsid="000a7aef" officeooo:paragraph-rsid="000a7aef"/>
    </style:style>
    <style:style style:name="P98" style:family="paragraph" style:parent-style-name="Heading_20_2" style:list-style-name="">
      <style:text-properties officeooo:rsid="00745285" officeooo:paragraph-rsid="00745285"/>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rsid="0034ee78" officeooo:paragraph-rsid="0034ee78"/>
    </style:style>
    <style:style style:name="P101" style:family="paragraph" style:parent-style-name="Heading_20_2">
      <style:paragraph-properties fo:break-before="page"/>
      <style:text-properties officeooo:rsid="004142be" officeooo:paragraph-rsid="0045cf64"/>
    </style:style>
    <style:style style:name="P102" style:family="paragraph" style:parent-style-name="Heading_20_2">
      <style:paragraph-properties fo:break-before="page"/>
      <style:text-properties officeooo:rsid="000a7aef" officeooo:paragraph-rsid="000a7aef"/>
    </style:style>
    <style:style style:name="P103" style:family="paragraph" style:parent-style-name="Heading_20_2">
      <style:paragraph-properties fo:break-before="page"/>
      <style:text-properties officeooo:rsid="00745285" officeooo:paragraph-rsid="00745285"/>
    </style:style>
    <style:style style:name="P104" style:family="paragraph" style:parent-style-name="Heading_20_3">
      <style:text-properties officeooo:rsid="001227db" officeooo:paragraph-rsid="001227db"/>
    </style:style>
    <style:style style:name="P105" style:family="paragraph" style:parent-style-name="Heading_20_3" style:list-style-name="">
      <style:text-properties officeooo:rsid="006c6a19" officeooo:paragraph-rsid="006c6a19"/>
    </style:style>
    <style:style style:name="P106" style:family="paragraph" style:parent-style-name="Heading_20_3">
      <style:text-properties officeooo:rsid="00799fed"/>
    </style:style>
    <style:style style:name="P107" style:family="paragraph" style:parent-style-name="Heading_20_3">
      <style:text-properties officeooo:rsid="00799fed" officeooo:paragraph-rsid="00799fed"/>
    </style:style>
    <style:style style:name="P108" style:family="paragraph" style:parent-style-name="Heading_20_3">
      <style:text-properties officeooo:paragraph-rsid="00756402"/>
    </style:style>
    <style:style style:name="P109" style:family="paragraph" style:parent-style-name="Heading_20_3">
      <style:text-properties officeooo:rsid="0083723e" officeooo:paragraph-rsid="0083723e"/>
    </style:style>
    <style:style style:name="P110" style:family="paragraph" style:parent-style-name="Heading_20_3">
      <style:text-properties officeooo:rsid="00855711" officeooo:paragraph-rsid="00855711"/>
    </style:style>
    <style:style style:name="P111" style:family="paragraph" style:parent-style-name="Heading_20_3">
      <style:text-properties officeooo:rsid="008981ec" officeooo:paragraph-rsid="008981ec"/>
    </style:style>
    <style:style style:name="P112" style:family="paragraph" style:parent-style-name="Heading_20_3">
      <style:text-properties officeooo:rsid="008d1afc" officeooo:paragraph-rsid="008d1afc"/>
    </style:style>
    <style:style style:name="P113" style:family="paragraph" style:parent-style-name="Heading_20_3">
      <style:paragraph-properties fo:break-before="page"/>
      <style:text-properties officeooo:rsid="0055c0fb"/>
    </style:style>
    <style:style style:name="P114" style:family="paragraph" style:parent-style-name="Heading_20_4" style:list-style-name="">
      <style:text-properties officeooo:paragraph-rsid="00271556"/>
    </style:style>
    <style:style style:name="P115" style:family="paragraph" style:parent-style-name="Heading_20_4">
      <style:text-properties officeooo:rsid="00303cac" officeooo:paragraph-rsid="00303cac"/>
    </style:style>
    <style:style style:name="P116" style:family="paragraph" style:parent-style-name="Heading_20_4">
      <style:text-properties officeooo:rsid="0029204a" officeooo:paragraph-rsid="00331c06"/>
    </style:style>
    <style:style style:name="P117" style:family="paragraph" style:parent-style-name="Heading_20_4">
      <style:paragraph-properties fo:break-before="page"/>
      <style:text-properties officeooo:rsid="00271556" officeooo:paragraph-rsid="00271556"/>
    </style:style>
    <style:style style:name="P118"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3fc42"/>
    </style:style>
    <style:style style:name="T65" style:family="text">
      <style:text-properties officeooo:rsid="009627e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Koviz User's Guide</text:p>
      <text:p text:style-name="P3"><draw:line text:anchor-type="paragraph" draw:z-index="0" draw:style-name="gr1" draw:text-style-name="P118" svg:x1="0.0457in" svg:y1="0.2016in" svg:x2="6.3567in" svg:y2="0.2016in"><text:p/></draw:line></text:p>
      <text:p text:style-name="P78"><draw:line text:anchor-type="paragraph" draw:z-index="1" draw:style-name="gr1" draw:text-style-name="P118" svg:x1="6.3571in" svg:y1="-0.1256in" svg:x2="6.4264in" svg:y2="8.1579in"><text:p/></draw:line>Version 1.0</text:p>
      <text:p text:style-name="P78"><text:span text:style-name="T64">April</text:span> 20<text:span text:style-name="T52">2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1" text:anchor-type="paragraph" svg:x="4.5791in" svg:y="0.0673in" svg:width="1.622in" svg:height="1.2835in" draw:z-index="2"><draw:image xlink:href="Pictures/10000000000000F7000000CCA609643AFA91B070.png" xlink:type="simple" xlink:show="embed" xlink:actuate="onLoad"/></draw:frame></text:p>
      <text:p text:style-name="P17">National Aeronautics and Space Administration <text:line-break/>Johnson Space Center<text:line-break/>Houston, Texas</text:p>
      <text:p text:style-name="P5"/>
      <text:h text:style-name="P90"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84"><text:a xlink:type="simple" xlink:href="#__RefHeading__232_403196617" text:style-name="Index_20_Link" text:visited-style-name="Index_20_Link"><text:tab/>2</text:a></text:p>
          <text:p text:style-name="P84"><text:a xlink:type="simple" xlink:href="#__RefHeading__252_403196617" text:style-name="Index_20_Link" text:visited-style-name="Index_20_Link">Introduction<text:tab/>3</text:a></text:p>
          <text:p text:style-name="P84"><text:a xlink:type="simple" xlink:href="#__RefHeading__645_403196617" text:style-name="Index_20_Link" text:visited-style-name="Index_20_Link">RUN Directories<text:tab/>3</text:a></text:p>
          <text:p text:style-name="P84"><text:a xlink:type="simple" xlink:href="#__RefHeading__655_403196617" text:style-name="Index_20_Link" text:visited-style-name="Index_20_Link">MONTE Directories<text:tab/>3</text:a></text:p>
          <text:p text:style-name="P84"><text:a xlink:type="simple" xlink:href="#__RefHeading__234_403196617" text:style-name="Index_20_Link" text:visited-style-name="Index_20_Link">DP Files<text:tab/>3</text:a></text:p>
          <text:p text:style-name="P86"><text:a xlink:type="simple" xlink:href="#__RefHeading__475_403196617" text:style-name="Index_20_Link" text:visited-style-name="Index_20_Link">DP File Syntax<text:tab/>4</text:a></text:p>
          <text:p text:style-name="P86"><text:a xlink:type="simple" xlink:href="#__RefHeading__560_403196617" text:style-name="Index_20_Link" text:visited-style-name="Index_20_Link">DP Line and Symbol Styles<text:tab/>5</text:a></text:p>
          <text:p text:style-name="P86"><text:a xlink:type="simple" xlink:href="#__RefHeading__595_403196617" text:style-name="Index_20_Link" text:visited-style-name="Index_20_Link">DP File Example<text:tab/>5</text:a></text:p>
          <text:p text:style-name="P84"><text:a xlink:type="simple" xlink:href="#__RefHeading__759_403196617" text:style-name="Index_20_Link" text:visited-style-name="Index_20_Link">Session Files<text:tab/>7</text:a></text:p>
          <text:p text:style-name="P84"><text:a xlink:type="simple" xlink:href="#__RefHeading__254_403196617" text:style-name="Index_20_Link" text:visited-style-name="Index_20_Link">External Programs<text:tab/>9</text:a></text:p>
          <text:p text:style-name="P85"><text:a xlink:type="simple" xlink:href="#__RefHeading__264_403196617" text:style-name="Index_20_Link" text:visited-style-name="Index_20_Link">External Program DP File Specification<text:tab/>9</text:a></text:p>
          <text:p text:style-name="P85"><text:a xlink:type="simple" xlink:href="#__RefHeading__381_403196617" text:style-name="Index_20_Link" text:visited-style-name="Index_20_Link">External Program DP File Example<text:tab/>9</text:a></text:p>
          <text:p text:style-name="P85"><text:a xlink:type="simple" xlink:href="#__RefHeading__383_403196617" text:style-name="Index_20_Link" text:visited-style-name="Index_20_Link">External Program Source Code Example<text:tab/>10</text:a></text:p>
          <text:p text:style-name="P85"><text:a xlink:type="simple" xlink:href="#__RefHeading___Toc907_1341101074" text:style-name="Index_20_Link" text:visited-style-name="Index_20_Link">Building Example External Program On Linux<text:tab/>10</text:a></text:p>
          <text:p text:style-name="P85"><text:a xlink:type="simple" xlink:href="#__RefHeading__385_403196617" text:style-name="Index_20_Link" text:visited-style-name="Index_20_Link">External Program Building<text:tab/>11</text:a></text:p>
          <text:p text:style-name="P86"><text:a xlink:type="simple" xlink:href="#__RefHeading__387_403196617" text:style-name="Index_20_Link" text:visited-style-name="Index_20_Link">Linux<text:tab/>11</text:a></text:p>
          <text:p text:style-name="P86"><text:a xlink:type="simple" xlink:href="#__RefHeading__389_403196617" text:style-name="Index_20_Link" text:visited-style-name="Index_20_Link">MacOS X<text:tab/>11</text:a></text:p>
          <text:p text:style-name="P85"><text:a xlink:type="simple" xlink:href="#__RefHeading__391_403196617" text:style-name="Index_20_Link" text:visited-style-name="Index_20_Link">External Program Summary<text:tab/>11</text:a></text:p>
          <text:p text:style-name="P85"><text:a xlink:type="simple" xlink:href="#__RefHeading__393_403196617" text:style-name="Index_20_Link" text:visited-style-name="Index_20_Link">External Program Problems And Caveats<text:tab/>11</text:a></text:p>
          <text:p text:style-name="P84"><text:a xlink:type="simple" xlink:href="#__RefHeading__761_403196617" text:style-name="Index_20_Link" text:visited-style-name="Index_20_Link">Plot Interaction<text:tab/>12</text:a></text:p>
          <text:p text:style-name="P84"><text:a xlink:type="simple" xlink:href="#__RefHeading__853_403196617" text:style-name="Index_20_Link" text:visited-style-name="Index_20_Link">Maps<text:tab/>13</text:a></text:p>
          <text:p text:style-name="P84"><text:a xlink:type="simple" xlink:href="#__RefHeading___Toc811_3249638883" text:style-name="Index_20_Link" text:visited-style-name="Index_20_Link">Video<text:tab/>14</text:a></text:p>
          <text:p text:style-name="P85"><text:a xlink:type="simple" xlink:href="#__RefHeading___Toc948_3009348355" text:style-name="Index_20_Link" text:visited-style-name="Index_20_Link">Introduction<text:tab/>14</text:a></text:p>
          <text:p text:style-name="P85"><text:a xlink:type="simple" xlink:href="#__RefHeading___Toc950_3009348355" text:style-name="Index_20_Link" text:visited-style-name="Index_20_Link">Building Koviz with MPV Support<text:tab/>14</text:a></text:p>
          <text:p text:style-name="P85"><text:a xlink:type="simple" xlink:href="#__RefHeading___Toc952_3009348355" text:style-name="Index_20_Link" text:visited-style-name="Index_20_Link">Data Synchronization<text:tab/>14</text:a></text:p>
          <text:p text:style-name="P85"><text:a xlink:type="simple" xlink:href="#__RefHeading___Toc954_3009348355" text:style-name="Index_20_Link" text:visited-style-name="Index_20_Link">Commandline -video and -videoOffset options<text:tab/>14</text:a></text:p>
          <text:p text:style-name="P85"><text:a xlink:type="simple" xlink:href="#__RefHeading___Toc1076_3009348355" text:style-name="Index_20_Link" text:visited-style-name="Index_20_Link">Session Files<text:tab/>14</text:a></text:p>
          <text:p text:style-name="P85"><text:a xlink:type="simple" xlink:href="#__RefHeading___Toc1078_3009348355" text:style-name="Index_20_Link" text:visited-style-name="Index_20_Link">Video Directory Within RUN<text:tab/>15</text:a></text:p>
          <text:p text:style-name="P85"><text:a xlink:type="simple" xlink:href="#__RefHeading___Toc1080_3009348355" text:style-name="Index_20_Link" text:visited-style-name="Index_20_Link">Multiple RUNs with Multiple Videos<text:tab/>15</text:a></text:p>
        </text:index-body>
      </text:table-of-content>
      <text:p text:style-name="P6"/>
      <text:p text:style-name="P6"/>
      <text:h text:style-name="P100"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0"><text:span text:style-name="T40">UNIX Prompt&gt; </text:span>koviz <text:span text:style-name="T16">&lt;</text:span>RUN_<text:span text:style-name="T16">dirs|MONTE_dir</text:span>&gt; [DP_<text:span text:style-name="T16">file1</text:span>...] [options]</text:p>
      <text:p text:style-name="P60">To see a list of options:</text:p>
      <text:p text:style-name="P40">UNIX Prompt&gt; koviz <text:span text:style-name="T25">&lt;ENTER&gt;</text:span></text:p>
      <text:h text:style-name="P91"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1">UNIX Prompt&gt; koviz RUN*</text:p>
      <text:h text:style-name="P92"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2">UNIX Prompt&gt; koviz MONTE_dir</text:p>
      <text:h text:style-name="P93" text:outline-level="2"><text:bookmark-start text:name="__RefHeading__234_403196617"/>DP Files<text:bookmark-end text:name="__RefHeading__234_403196617"/></text:h>
      <text:p text:style-name="P18">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5">also </text:span>have <text:span text:style-name="T65">any number of </text:span>plot<text:span text:style-name="T65">s. <text:s/></text:span>PROGRAM refers to an external program – a user created shared library dynamically linked into koviz for manipulating recorded data for display. <text:s/>A DP file can be created from the koviz GUI using the main menu's “Save As DP” option.</text:p>
      <text:h text:style-name="P114" text:outline-level="4"/>
      <text:h text:style-name="P117" text:outline-level="4"><text:bookmark-start text:name="__RefHeading__475_403196617"/>DP File Syntax<text:bookmark-end text:name="__RefHeading__475_403196617"/></text:h>
      <text:p text:style-name="P38">[Title]</text:p>
      <text:p text:style-name="P34">[PLOTS: </text:p>
      <text:p text:style-name="P53">PAGE &lt;page_number&gt;: “&lt;page_title&gt;” </text:p>
      <text:p text:style-name="P72">[FOREGROUND_COLOR: “#rrggbb|color_name”]<text:line-break/>[BACKGROUND_COLOR: “#rrggbb|color_name”]</text:p>
      <text:p text:style-name="P68">PLOT &lt;plot_number&gt;: “&lt;plot title&gt;” </text:p>
      <text:p text:style-name="P75">[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74">X_VARIABLE: “&lt;param_name&gt;” </text:p>
      <text:p text:style-name="P76">[LABEL: “&lt;var_label&gt;”] <text:line-break/>[UNITS: “&lt;var_units&gt;”] <text:line-break/>[SCALE_FACTOR: &lt;scale_value&gt;] <text:line-break/>[BIAS: &lt;bias_value&gt;] </text:p>
      <text:p text:style-name="P74">Y_VARIABLE: “<text:span text:style-name="T9">&lt;</text:span>param_name<text:span text:style-name="T9">&gt;</text:span>” </text:p>
      <text:p text:style-name="P77"><text:span text:style-name="T9">(</text:span>Same attributes as X_VARIABLE<text:span text:style-name="T9">)</text:span> <text:line-break/>[SYMBOL_STYLE: &lt;symbol_style&gt;] <text:line-break/>[SYMBOL_SIZE: &lt;symbol_size&gt;]<text:line-break/>[LINE_STYLE: &lt;line_style&gt;] <text:line-break/><text:soft-page-break/>[LINE_COLOR: <text:span text:style-name="T7">“#rrggbb|&lt;color_name&gt;”</text:span>] </text:p>
      <text:p text:style-name="P74">[Y_VARIABLE: ... ] </text:p>
      <text:p text:style-name="P35">]</text:p>
      <text:p text:style-name="P35">[TABLES: </text:p>
      <text:p text:style-name="P54">TABLE &lt;table_number: “&lt;table_title&gt;” </text:p>
      <text:p text:style-name="P68">VARIABLE: “&lt;param_name&gt;” <text:line-break/><text:span text:style-name="T8">(S</text:span>ame <text:span text:style-name="T8">attributes </text:span>as X_VARIABLE in PLOT<text:span text:style-name="T8">)</text:span> <text:line-break/>[VARIABLE: ...] </text:p>
      <text:p text:style-name="P35">] </text:p>
      <text:p text:style-name="P35">[PROGRAM: “&lt;program_name&gt;”: </text:p>
      <text:p text:style-name="P54">IN: “&lt;param_name1&gt;” “&lt;param_name2&gt;” ... <text:line-break/>OUT: “&lt;param_name1&gt;” &lt;param_name2&gt;” ... </text:p>
      <text:p text:style-name="P29">]</text:p>
      <text:h text:style-name="P115" text:outline-level="4"><text:bookmark-start text:name="__RefHeading__560_403196617"/><text:span text:style-name="T34">DP </text:span>Line and Symbol Styles<text:bookmark-end text:name="__RefHeading__560_403196617"/></text:h>
      <text:p text:style-name="P32">SYMBOL_STYLE:</text:p>
      <text:p text:style-name="P51">None|Square|Circle|Star|XX|Triangle|<text:line-break/>Solid_Square|Solid_Circle|Thick_Square|Thick_Circle<text:span text:style-name="T41">|<text:line-break/>Number_[0-9]</text:span></text:p>
      <text:p text:style-name="P32">SYMBOL_SIZE: </text:p>
      <text:p text:style-name="P51">Tiny|Small|Medium|Large</text:p>
      <text:p text:style-name="P32">LINE_STYLE: </text:p>
      <text:p text:style-name="P51">“No_Line|Thick_Line|X_Thick_Line|Fine_Dash|Med_Fine_Dash|<text:line-break/>Long_Dash|X_Long_Dash|Dot_Dash|2_Dot_Dash|3_Dot_Dash| <text:line-break/>4_Dot_Dash|Plain|Dash<text:span text:style-name="T62">|Scatter</text:span>”</text:p>
      <text:p text:style-name="P32">LINE_COLOR: </text:p>
      <text:p text:style-name="P51">“#rrggbb|&lt;color_name&gt;” </text:p>
      <text:h text:style-name="P116" text:outline-level="4"><text:soft-page-break/></text:h>
      <text:h text:style-name="P116"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33">PLOTS: </text:p>
      <text:p text:style-name="P33">PAGE 1: "<text:span text:style-name="T11">Page Title</text:span>" </text:p>
      <text:p text:style-name="P52">PLOT 1: "<text:span text:style-name="T11">Ball X Position</text:span>" </text:p>
      <text:p text:style-name="P67"><text:span text:style-name="T12">X_VARIABLE: "</text:span><text:span text:style-name="T13">sys.exec.out.time</text:span><text:span text:style-name="T12">" <text:line-break/>Y_VARIABLE: "ball.state.out.position[</text:span><text:span text:style-name="T13">0</text:span><text:span text:style-name="T12">]"</text:span></text:p>
      <text:h text:style-name="P96" text:outline-level="2"/>
      <text:h text:style-name="P101" text:outline-level="2"><text:bookmark-start text:name="__RefHeading__759_403196617"/>Session Files<text:bookmark-end text:name="__RefHeading__759_403196617"/></text:h>
      <text:p text:style-name="P14">To launch koviz with a set of RUNs and DPs, the -session command-line option may be used:</text:p>
      <text:p text:style-name="P43">UNIX Prompt&gt; koviz -session &lt;session_file&gt;</text:p>
      <text:p text:style-name="P61">The syntax for the session file is as follows:</text:p>
      <text:p text:style-name="P43">[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61"><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61">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61">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61">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61">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 for more detail.</text:span></text:p>
      <text:p text:style-name="P61">The RUN: statement specifies a simulation RUN directory from which to retrieve logged data, &lt;RUN_directory&gt;. <text:s/>One or more RUNs must be specified.</text:p>
      <text:p text:style-name="P64">The SHIFT: statement is used to shift RUN time(s). <text:s/>If there is a single RUN, specify a double value e.g. SHIFT: 13.56. <text:s/>If there are multiple RUNs, use a comma delimited list of RUN:&lt;shift_value&gt; specs e.g. SHIFT: RUN_a:13.56,RUN_b:77.28,RUN_c:23.0.</text:p>
      <text:p text:style-name="P64">The TimeName: statement is used when time is not the default “sys.exec.out.time” e.g. TimeName: myTimeName.</text:p>
      <text:p text:style-name="P64">The MapFile: statement is used to tell koviz where the map file is located. <text:s/>Maps are described later in this document, but in a nutshell maps are used to map RUNs with different parameter names so that the RUNs can be compared and difference plotted.</text:p>
      <text:p text:style-name="P64">The EXCLUDE: and FILTER: statements <text:span text:style-name="T44">either cull out or filter for logfiles within the RUN directories. <text:s/>This can help speed up data loading and/or show a subset of all variables logged.</text:span></text:p>
      <text:h text:style-name="P97" text:outline-level="2"/>
      <text:h text:style-name="P102"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37">PROGRAM: “<text:span text:style-name="T48">/home/kvetter/test/ext_programs/librss.so</text:span>” </text:p>
      <text:p text:style-name="P55">IN: </text:p>
      <text:p text:style-name="P70">“<text:span text:style-name="T48">Chaser.stVeh.stFFrDock.vecF_Frame[0]</text:span>”<text:line-break/>“<text:span text:style-name="T48">Chaser.stVeh.stFFrDock.vecF_Frame[1]</text:span>”<text:line-break/>“<text:span text:style-name="T48">Chaser.stVeh.stFFrDock.vecF_Frame[2]</text:span>”</text:p>
      <text:p text:style-name="P55">OUT: </text:p>
      <text:p text:style-name="P69">“<text:span text:style-name="T48">vecF_Frame_rss</text:span>” </text:p>
      <text:p text:style-name="P36"><text:span text:style-name="T48">PLOTS:<text:line-break/></text:span><text:line-break/>PAGE 1: "<text:span text:style-name="T48">External Program Example</text:span>" </text:p>
      <text:p text:style-name="P56">PLOT 1: “<text:span text:style-name="T48">RSS</text:span>”</text:p>
      <text:p text:style-name="P71">X_VARIABLE: "sys.exec.out.time" <text:line-break/>Y_VARIABLE: "<text:span text:style-name="T48">vecF_Frame_rss</text:span>" <text:line-break/></text:p>
      <text:h text:style-name="P104"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1"><text:span text:style-name="T47">#include &lt;math.h&gt;<text:line-break/></text:span><text:span text:style-name="T4"><text:line-break/>void</text:span><text:span text:style-name="T3"> kovizProgram( double* in, int numIn, double* out, int numOut )</text:span><text:line-break/><text:span text:style-name="T3">{</text:span></text:p>
      <text:p text:style-name="P58">out[0] = sqrt(in[0]*in[0] + in[1]*in[1] + in[2]*in[2]);</text:p>
      <text:p text:style-name="P30">}</text:p>
      <text:h text:style-name="P105" text:outline-level="3"><text:bookmark-start text:name="__RefHeading___Toc907_1341101074"/>Building <text:span text:style-name="T49">Example </text:span>External Program On Linux<text:line-break/><text:bookmark-end text:name="__RefHeading___Toc907_1341101074"/></text:h>
      <text:p text:style-name="P45">% cc -fPIC -c rss.c<text:line-break/>% ld -shared -o librss.so rss.o -lm -lc</text:p>
      <text:h text:style-name="P113"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28">Step 1. cc <text:span text:style-name="T46">-fPIC </text:span>-c &lt;myprogram1&gt;.c (compile all individual object this way) </text:p>
      <text:p text:style-name="P28">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28">Step 1. cc -c &lt;myprogram1&gt;.c (compile all individual object this way) </text:p>
      <text:p text:style-name="P28">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28">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2105760153" text:style-name="L1">
        <text:list-item>
          <text:p text:style-name="P87">Can’t load shared library!!! Ensure that $LD_LIBRARY_PATH is set so that koviz can find the *.so file. <text:s/>The external program (*.so program) may have unresolved dependencies. Try “nm” on the external program, and look for “U”s.</text:p>
        </text:list-item>
        <text:list-item>
          <text:p text:style-name="P88">Koviz will not scale or bias X values with external programs.</text:p>
        </text:list-item>
        <text:list-item>
          <text:p text:style-name="P87">External programs convert everything to doubles, and only accept and output doubles. </text:p>
        </text:list-item>
        <text:list-item>
          <text:p text:style-name="P87">External programs have no notion of unit conversion. </text:p>
        </text:list-item>
      </text:list>
      <text:h text:style-name="P94"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table-cell table:style-name="Table1.A1" office:value-type="string">
            <text:p text:style-name="P80">Select Curve</text:p>
          </table:table-cell>
          <table:table-cell table:style-name="Table1.B1" office:value-type="string">
            <text:p text:style-name="P80">Mouse Left Click Curve</text:p>
          </table:table-cell>
        </table:table-row>
        <table:table-row>
          <table:table-cell table:style-name="Table1.A2" office:value-type="string">
            <text:p text:style-name="P79">Zoom In</text:p>
          </table:table-cell>
          <table:table-cell table:style-name="Table1.B2" office:value-type="string">
            <text:p text:style-name="P79">Mouse <text:span text:style-name="T27">Middle</text:span> Click <text:span text:style-name="T28">a</text:span>nd Drag Zoom Box</text:p>
          </table:table-cell>
        </table:table-row>
        <table:table-row>
          <table:table-cell table:style-name="Table1.A2" office:value-type="string">
            <text:p text:style-name="P79">Zoom Out</text:p>
          </table:table-cell>
          <table:table-cell table:style-name="Table1.B2" office:value-type="string">
            <text:p text:style-name="P79">Mouse Right Click <text:span text:style-name="T63">or Keypress Escape</text:span></text:p>
          </table:table-cell>
        </table:table-row>
        <table:table-row>
          <table:table-cell table:style-name="Table1.A2" office:value-type="string">
            <text:p text:style-name="P80">Pan</text:p>
          </table:table-cell>
          <table:table-cell table:style-name="Table1.B2" office:value-type="string">
            <text:p text:style-name="P80">Mouse Left Drag In Middle Of Plot</text:p>
          </table:table-cell>
        </table:table-row>
        <table:table-row>
          <table:table-cell table:style-name="Table1.A2" office:value-type="string">
            <text:p text:style-name="P80">Scale</text:p>
          </table:table-cell>
          <table:table-cell table:style-name="Table1.B2" office:value-type="string">
            <text:p text:style-name="P80">Mouse Left Drag In Outter Extremity Of Plot</text:p>
          </table:table-cell>
        </table:table-row>
        <table:table-row>
          <table:table-cell table:style-name="Table1.A2" office:value-type="string">
            <text:p text:style-name="P80"><text:span text:style-name="T45">Toggle Single/Multiplot </text:span>View</text:p>
          </table:table-cell>
          <table:table-cell table:style-name="Table1.B2" office:value-type="string">
            <text:p text:style-name="P80">Mouse Left Click <text:span text:style-name="T45">On Y-Axis Label</text:span></text:p>
          </table:table-cell>
        </table:table-row>
        <table:table-row>
          <table:table-cell table:style-name="Table1.A2" office:value-type="string">
            <text:p text:style-name="P82"><text:span text:style-name="T30">Toggle</text:span> Y Axis Units</text:p>
          </table:table-cell>
          <table:table-cell table:style-name="Table1.B2" office:value-type="string">
            <text:p text:style-name="P82">Mouse Wheel Over Y-Axis Unit In Curly Braces {<text:span text:style-name="T30">unit</text:span>}</text:p>
          </table:table-cell>
        </table:table-row>
        <table:table-row>
          <table:table-cell table:style-name="Table1.A2" office:value-type="string">
            <text:p text:style-name="P81">Suspend Live Coordinate Updates</text:p>
          </table:table-cell>
          <table:table-cell table:style-name="Table1.B2" office:value-type="string">
            <text:p text:style-name="P81">Keypress Shift While Mov<text:span text:style-name="T29">ing</text:span> Mouse Off Plot</text:p>
          </table:table-cell>
        </table:table-row>
        <table:table-row>
          <table:table-cell table:style-name="Table1.A2" office:value-type="string">
            <text:p text:style-name="P82">Toggle Presentation</text:p>
          </table:table-cell>
          <table:table-cell table:style-name="Table1.B2" office:value-type="string">
            <text:p text:style-name="P82">Keypress Spacebar</text:p>
          </table:table-cell>
        </table:table-row>
        <table:table-row>
          <table:table-cell table:style-name="Table1.A2" office:value-type="string">
            <text:p text:style-name="P82">Print Current Coordinate</text:p>
          </table:table-cell>
          <table:table-cell table:style-name="Table1.B2" office:value-type="string">
            <text:p text:style-name="P82">Keypress Period</text:p>
          </table:table-cell>
        </table:table-row>
        <table:table-row>
          <table:table-cell table:style-name="Table1.A2" office:value-type="string">
            <text:p text:style-name="P83">Hop To Prev/Next Plot Coord</text:p>
          </table:table-cell>
          <table:table-cell table:style-name="Table1.B2" office:value-type="string">
            <text:p text:style-name="P83">Keypress Left/Right Arrow (after curve selected)</text:p>
          </table:table-cell>
        </table:table-row>
        <table:table-row>
          <table:table-cell table:style-name="Table1.A2" office:value-type="string">
            <text:p text:style-name="P83">Place Marker On Plot Coord</text:p>
          </table:table-cell>
          <table:table-cell table:style-name="Table1.B2" office:value-type="string">
            <text:p text:style-name="P83">Keypress Comma</text:p>
          </table:table-cell>
        </table:table-row>
      </table:table>
      <text:p text:style-name="P15"/>
      <text:h text:style-name="P95" text:outline-level="2"/>
      <text:h text:style-name="P99" text:outline-level="2"><text:bookmark-start text:name="__RefHeading__853_403196617"/>Maps<text:bookmark-end text:name="__RefHeading__853_403196617"/></text:h>
      <text:p text:style-name="P16">Maps <text:span text:style-name="T36">are used to c</text:span>ompar<text:span text:style-name="T50">e</text:span> simulation RUNs whose <text:span text:style-name="T50">variable</text:span> names do not match. <text:s/>A map is either contained in a file or can be specified directly on the commandline. <text:s/><text:span text:style-name="T40">The map is a comma delimited set of key-values in the following form:</text:span></text:p>
      <text:p text:style-name="P57">“key1=value1=value2...,key2=value1=value2,...”</text:p>
      <text:p text:style-name="P20">Here is an example of comparing <text:span text:style-name="T51">simulation position </text:span>and velocity names differ.</text:p>
      <text:p text:style-name="P19">UNIX Prompt&gt; koviz -mapFile “spots2dyn.kvz” <text:span text:style-name="T53">RUN_spots RUN_dyn</text:span></text:p>
      <text:p text:style-name="P62">UNIX Prompt&gt; cat spots2dyn.kvz</text:p>
      <text:p text:style-name="P44">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63">Maps may also be used to scale and bias variables. <text:s/>If the logged data has no units, units may be applied in the map file as well. <text:s/>Here is an example of map file with scale, bias and unit specs:</text:p>
      <text:p text:style-name="P46">ForceX = Fx <text:s text:c="14"/>= inertialForceZ {N},<text:line-break/>ForceY = Fy bias(-12.25) <text:s/>= inertialForceX {N},<text:line-break/>ForceZ = Fz scale(-1.0) <text:s text:c="2"/>= inertialForceY {N}</text:p>
      <text:h text:style-name="P98" text:outline-level="2"/>
      <text:h text:style-name="P103" text:outline-level="2"><text:bookmark-start text:name="__RefHeading___Toc811_3249638883"/>Video<text:bookmark-end text:name="__RefHeading___Toc811_3249638883"/></text:h>
      <text:h text:style-name="P107" text:outline-level="3"><text:bookmark-start text:name="__RefHeading___Toc948_3009348355"/>Introduction<text:bookmark-end text:name="__RefHeading___Toc948_3009348355"/></text:h>
      <text:p text:style-name="P22">Koviz uses mpv <text:span text:style-name="T55">as</text:span> the backend video player. <text:s/><text:span text:style-name="T55">Any video that mpv can play e.g. *.mp4, *.avi can be tied to data.</text:span></text:p>
      <text:h text:style-name="P108" text:outline-level="3"><text:bookmark-start text:name="__RefHeading___Toc950_3009348355"/>Building <text:span text:style-name="T54">K</text:span>oviz with MPV <text:span text:style-name="T54">Support</text:span><text:bookmark-end text:name="__RefHeading___Toc950_3009348355"/></text:h>
      <text:p text:style-name="P21">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0">% sudo yum install <text:s/>mpv-libs mpv-libs-devel mpv<text:line-break/>% cd &lt;koviz-repo&gt;<text:line-break/>% make distclean<text:line-break/>% qmake-qt5<text:line-break/>% make</text:p>
      <text:h text:style-name="P106" text:outline-level="3"><text:bookmark-start text:name="__RefHeading___Toc952_3009348355"/>Data Synchronization<text:bookmark-end text:name="__RefHeading___Toc952_3009348355"/></text:h>
      <text:p text:style-name="P26">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09" text:outline-level="3"><text:bookmark-start text:name="__RefHeading___Toc954_3009348355"/>Commandline -video and -videoOffset options<text:bookmark-end text:name="__RefHeading___Toc954_3009348355"/></text:h>
      <text:p text:style-name="P27">The simplest way to quickly tie a single video to data is to use the -video and -videoOffset options. <text:s/>For example:</text:p>
      <text:p text:style-name="P48">% koviz RUN_loadcell -video hammerstrike.mp4 -videoOffset 12.345</text:p>
      <text:h text:style-name="P110" text:outline-level="3"><text:bookmark-start text:name="__RefHeading___Toc1076_3009348355"/>Session Files<text:bookmark-end text:name="__RefHeading___Toc1076_3009348355"/></text:h>
      <text:p text:style-name="P23">A session file may work better if there is a need to save the video and offset for future use. <text:s/>Example <text:soft-page-break/>session file (session_hammer):</text:p>
      <text:p text:style-name="P47"><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65"><text:span text:style-name="T14">To</text:span><text:span text:style-name="T15"> run:</text:span></text:p>
      <text:p text:style-name="P39">% koviz -session session_hammer</text:p>
      <text:h text:style-name="P111" text:outline-level="3"><text:bookmark-start text:name="__RefHeading___Toc1078_3009348355"/>Video Directory Within RUN<text:bookmark-end text:name="__RefHeading___Toc1078_3009348355"/></text:h>
      <text:p text:style-name="P24">Another way, especially useful when there are multiple RUNs <text:span text:style-name="T59">tied to separate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line-break/></text:span></text:p>
      <text:p text:style-name="P49">RUN_loadcell</text:p>
      <text:p text:style-name="P59">loadcell_data.csv<text:line-break/>video</text:p>
      <text:p text:style-name="P73">hammerstrike.mp4<text:line-break/>video-offset.txt (containing 12.345)</text:p>
      <text:p text:style-name="P66">If the RUN directory is setup this way the following will bring up the data and the associated video:<text:line-break/></text:p>
      <text:p text:style-name="P49">% koviz RUN_loadcel<text:span text:style-name="T60">l</text:span></text:p>
      <text:p text:style-name="P49"/>
      <text:h text:style-name="P112" text:outline-level="3"><text:bookmark-start text:name="__RefHeading___Toc1080_3009348355"/>Multiple RUNs with Multiple Videos<text:bookmark-end text:name="__RefHeading___Toc1080_3009348355"/></text:h>
      <text:p text:style-name="P25">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15</text:page-number></text:p>
      </style:header>
      <style:footer>
        <text:p text:style-name="MP2"><text:span text:style-name="MT1">Page </text:span><text:page-number text:select-page="current">1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Vetter</meta:initial-creator>
    <meta:creation-date>2018-02-28T14:17:30.146419783</meta:creation-date>
    <dc:date>2021-04-15T12:02:19.767489384</dc:date>
    <meta:editing-duration>P2DT23H2M42S</meta:editing-duration>
    <meta:editing-cycles>124</meta:editing-cycles>
    <meta:generator>LibreOffice/5.3.6.1$Linux_X86_64 LibreOffice_project/30$Build-1</meta:generator>
    <meta:document-statistic meta:table-count="1" meta:image-count="1" meta:object-count="0" meta:page-count="15" meta:paragraph-count="205" meta:word-count="2370" meta:character-count="16101" meta:non-whitespace-character-count="13753"/>
  </office:meta>
</office:document-meta>
</file>